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1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/">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13/">13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blackburn-rovers-wolverhampton-wanderers/">1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fulham-fc-aston-villa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liverpool-fc-sunderland-afc/">1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queens-park-rangers-bolton-wanderers/">0:4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wigan-athletic-norwich-city/">1:1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newcastle-united-arsenal-fc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14/">14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stoke-city-chelsea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west-bromwich-albion-manchester-united/">1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15/">15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manchester-city-swansea-city/">4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11/">11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tottenham-hotspur-everton-fc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/">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0/">20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sunderland-afc-newcastle-united/">0:1 (0:0)</text:a></text:p>
          </table:table-cell>
          <table:table-cell table:number-columns-repeated="2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arsenal-fc-liverpool-fc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aston-villa-blackburn-rovers/">3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everton-fc-queens-park-rangers/">0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swansea-city-wigan-athletic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chelsea-fc-west-bromwich-albion/">2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1/">21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norwich-city-stoke-city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wolverhampton-wanderers-fulham-fc/">2:0 (2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bolton-wanderers-manchester-city/">2:3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2/">22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manchester-united-tottenham-hotspur/">3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/">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7/">27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05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aston-villa-wolverhampton-wanderers/">0:0 (0:0)</text:a></text:p>
          </table:table-cell>
          <table:table-cell table:number-columns-repeated="2"/>
        </table:table-row>
        <table:table-row table:style-name="ro1">
          <table:table-cell office:value-type="string">
            <text:p>12:3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wigan-athletic-queens-park-rangers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blackburn-rovers-everton-fc/">0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chelsea-fc-norwich-city/">3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swansea-city-sunderland-a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liverpool-fc-bolton-wanderers/">3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8/">28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newcastle-united-fulham-fc/">2:1 (0:0)</text:a></text:p>
          </table:table-cell>
          <table:table-cell table:number-columns-repeated="2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tottenham-hotspur-manchester-city/">1:5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west-bromwich-albion-stoke-city/">0:1 (0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manchester-united-arsenal-fc/">8:2 (3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4/">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0/">10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arsenal-fc-swansea-city/">1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everton-fc-aston-villa/">2:2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manchester-city-wigan-athletic/">3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stoke-city-liverpool-fc/">1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sunderland-afc-chelsea-fc/">1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wolverhampton-wanderers-tottenham-hotspur/">0:2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bolton-wanderers-manchester-united/">0:5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1/">11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norwich-city-west-bromwich-albion/">0:1 (0:1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fulham-fc-blackburn-rovers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2/">12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queens-park-rangers-newcastle-united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5/">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7/">17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blackburn-rovers-arsenal-fc/">4:3 (1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aston-villa-newcastle-united/">1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bolton-wanderers-norwich-city/">1:2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everton-fc-wigan-athletic/">3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swansea-city-west-bromwich-albion/">3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wolverhampton-wanderers-queens-park-rangers/">0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8/">18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tottenham-hotspur-liverpool-fc/">4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fulham-fc-manchester-city/">2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sunderland-afc-stoke-city/">4:0 (3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manchester-united-chelsea-fc/">3:1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6/">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4/">24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manchester-city-everton-fc/">2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arsenal-fc-bolton-wanderers/">3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chelsea-fc-swansea-city/">4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liverpool-fc-wolverhampton-wanderers/">2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newcastle-united-blackburn-rovers/">3:1 (2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west-bromwich-albion-fulham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wigan-athletic-tottenham-hotspur/">1:2 (0:2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stoke-city-manchester-united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5/">25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queens-park-rangers-aston-villa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6/">26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norwich-city-sunderland-afc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7/">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/">01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everton-fc-liverpool-fc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aston-villa-wigan-athletic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blackburn-rovers-manchester-city/">0:4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manchester-united-norwich-city/">2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sunderland-afc-west-bromwich-albion/">2:2 (2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wolverhampton-wanderers-newcastle-united/">1:2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/">02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bolton-wanderers-chelsea-fc/">1:5 (0:4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fulham-fc-queens-park-rangers/">6:0 (3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swansea-city-stoke-city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tottenham-hotspur-arsenal-fc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8/">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5/">15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liverpool-fc-manchester-united/">1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manchester-city-aston-villa/">4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norwich-city-swansea-city/">3:1 (2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queens-park-rangers-blackburn-rovers/">1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stoke-city-fulham-fc/">2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wigan-athletic-bolton-wanderers/">1:3 (1:2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chelsea-fc-everton-fc/">3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6/">16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west-bromwich-albion-wolverhampton-wanderers/">2:0 (1:0)</text:a></text:p>
          </table:table-cell>
          <table:table-cell table:number-columns-repeated="2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arsenal-fc-sunderland-afc/">2:1 (1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newcastle-united-tottenham-hotspur/">2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9/">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2/">22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wolverhampton-wanderers-swansea-city/">2:2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aston-villa-west-bromwich-albion/">1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bolton-wanderers-sunderland-afc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newcastle-united-wigan-athletic/">1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liverpool-fc-norwich-city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3/">23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arsenal-fc-stoke-city/">3:1 (1:1)</text:a></text:p>
          </table:table-cell>
          <table:table-cell table:number-columns-repeated="2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fulham-fc-everton-fc/">1:3 (0:1)</text:a></text:p>
          </table:table-cell>
          <table:table-cell table:number-columns-repeated="2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manchester-united-manchester-city/">1:6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blackburn-rovers-tottenham-hotspur/">1:2 (1:1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queens-park-rangers-chelsea-fc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0/">1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9/">29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everton-fc-manchester-united/">0:1 (0:1)</text:a></text:p>
          </table:table-cell>
          <table:table-cell table:number-columns-repeated="2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chelsea-fc-arsenal-fc/">3:5 (2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manchester-city-wolverhampton-wanderers/">3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norwich-city-blackburn-rovers/">3:3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sunderland-afc-aston-villa/">2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swansea-city-bolton-wanderers/">3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wigan-athletic-fulham-fc/">0:2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west-bromwich-albion-liverpool-fc/">0:2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30/">30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tottenham-hotspur-queens-park-rangers/">3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31/">31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stoke-city-newcastle-united/">1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1/">1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5/">05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newcastle-united-everton-fc/">2:1 (2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arsenal-fc-west-bromwich-albion/">3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aston-villa-norwich-city/">3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blackburn-rovers-chelsea-fc/">0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liverpool-fc-swansea-city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manchester-united-sunderland-afc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queens-park-rangers-manchester-city/">2:3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6/">06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wolverhampton-wanderers-wigan-athletic/">3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bolton-wanderers-stoke-city/">5:0 (2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fulham-fc-tottenham-hotspur/">1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2/">1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19/">19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norwich-city-arsenal-fc/">1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everton-fc-wolverhampton-wanderers/">2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manchester-city-newcastle-united/">3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stoke-city-queens-park-rangers/">2:3 (1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sunderland-afc-fulham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west-bromwich-albion-bolton-wanderers/">2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wigan-athletic-blackburn-rovers/">3:3 (2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swansea-city-manchester-united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0/">20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chelsea-fc-liverpool-fc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1/">21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tottenham-hotspur-aston-villa/">2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3/">1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6/">26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stoke-city-blackburn-rovers/">3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bolton-wanderers-everton-fc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chelsea-fc-wolverhampton-wanderers/">3:0 (3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manchester-united-newcastle-united/">1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norwich-city-queens-park-rangers/">2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sunderland-afc-wigan-athletic/">1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west-bromwich-albion-tottenham-hotspur/">1:3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arsenal-fc-fulham-fc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7/">27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swansea-city-aston-villa/">0:0 (0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liverpool-fc-manchester-city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4/">1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3/">03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newcastle-united-chelsea-fc/">0:3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blackburn-rovers-swansea-city/">4:2 (2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manchester-city-norwich-city/">5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queens-park-rangers-west-bromwich-albion/">1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tottenham-hotspur-bolton-wanderers/">3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wigan-athletic-arsenal-fc/">0:4 (0:2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aston-villa-manchester-united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4/">04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everton-fc-stoke-city/">0:1 (0:1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wolverhampton-wanderers-sunderland-afc/">2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5/">05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fulham-fc-liverpool-fc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5/">1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0/">10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arsenal-fc-everton-fc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bolton-wanderers-aston-villa/">1:2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liverpool-fc-queens-park-rangers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manchester-united-wolverhampton-wanderers/">4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norwich-city-newcastle-united/">4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swansea-city-fulham-fc/">2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west-bromwich-albion-wigan-athletic/">1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1/">11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sunderland-afc-blackburn-rovers/">2:1 (0:1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stoke-city-tottenham-hotspur/">2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2/">12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chelsea-fc-manchester-city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6/">1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7/">17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blackburn-rovers-west-bromwich-albion/">1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everton-fc-norwich-city/">1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fulham-fc-bolton-wanderers/">2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newcastle-united-swansea-city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wolverhampton-wanderers-stoke-city/">1:2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wigan-athletic-chelsea-fc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8/">18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queens-park-rangers-manchester-united/">0:2 (0:1)</text:a></text:p>
          </table:table-cell>
          <table:table-cell table:number-columns-repeated="2"/>
        </table:table-row>
        <table:table-row table:style-name="ro1">
          <table:table-cell office:value-type="string">
            <text:p>14:05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aston-villa-liverpool-fc/">0:2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tottenham-hotspur-sunderland-afc/">1:0 (0:0)</text:a></text:p>
          </table:table-cell>
          <table:table-cell table:number-columns-repeated="2"/>
        </table:table-row>
        <table:table-row table:style-name="ro1">
          <table:table-cell office:value-type="string">
            <text:p>16:1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manchester-city-arsenal-fc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7/">1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20/">20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wolverhampton-wanderers-norwich-city/">2:2 (1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blackburn-rovers-bolton-wanderers/">1:2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21/">21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aston-villa-arsenal-fc/">1:2 (0:1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manchester-city-stoke-city/">3:0 (2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newcastle-united-west-bromwich-albion/">2:3 (1:2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queens-park-rangers-sunderland-afc/">2:3 (0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wigan-athletic-liverpool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everton-fc-swansea-city/">1:0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fulham-fc-manchester-united/">0:5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22/">22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tottenham-hotspur-chelsea-fc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8/">1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26/">26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chelsea-fc-fulham-fc/">1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bolton-wanderers-newcastle-united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liverpool-fc-blackburn-rovers/">1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manchester-united-wigan-athletic/">5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sunderland-afc-everton-fc/">1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west-bromwich-albion-manchester-city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stoke-city-aston-villa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27/">27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arsenal-fc-wolverhampton-wanderers/">1:1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swansea-city-queens-park-rangers/">1:1 (1:0)</text:a></text:p>
          </table:table-cell>
          <table:table-cell table:number-columns-repeated="2"/>
        </table:table-row>
        <table:table-row table:style-name="ro1">
          <table:table-cell office:value-type="string">
            <text:p>19:3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norwich-city-tottenham-hotspur/">0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19/">1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30/">30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liverpool-fc-newcastle-united/">3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31/">31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manchester-united-blackburn-rovers/">2:3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arsenal-fc-queens-park-rangers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bolton-wanderers-wolverhampton-wanderers/">1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chelsea-fc-aston-villa/">1:3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norwich-city-fulham-fc/">1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stoke-city-wigan-athletic/">2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swansea-city-tottenham-hotspur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1/">01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3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west-bromwich-albion-everton-fc/">0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sunderland-afc-manchester-city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0/">2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/">02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blackburn-rovers-stoke-city/">1:2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aston-villa-swansea-city/">0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queens-park-rangers-norwich-city/">1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wolverhampton-wanderers-chelsea-fc/">1:2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fulham-fc-arsenal-fc/">2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3/">03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tottenham-hotspur-west-bromwich-albion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wigan-athletic-sunderland-afc/">1:4 (0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manchester-city-liverpool-fc/">3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4/">04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everton-fc-bolton-wanderers/">1:2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newcastle-united-manchester-united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1/">2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14/">14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aston-villa-everton-fc/">1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blackburn-rovers-fulham-fc/">3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chelsea-fc-sunderland-afc/">1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liverpool-fc-stoke-city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manchester-united-bolton-wanderers/">3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tottenham-hotspur-wolverhampton-wanderers/">1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west-bromwich-albion-norwich-city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15/">15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newcastle-united-queens-park-rangers/">1:0 (1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swansea-city-arsenal-fc/">3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16/">16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wigan-athletic-manchester-city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2/">2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1/">21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norwich-city-chelsea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everton-fc-blackburn-rovers/">1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fulham-fc-newcastle-united/">5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queens-park-rangers-wigan-athletic/">3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stoke-city-west-bromwich-albion/">1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sunderland-afc-swansea-city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wolverhampton-wanderers-aston-villa/">2:3 (2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bolton-wanderers-liverpool-fc/">3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2/">22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manchester-city-tottenham-hotspur/">3:2 (0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arsenal-fc-manchester-united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3/">2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31/">31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swansea-city-chelsea-fc/">1:1 (1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tottenham-hotspur-wigan-athletic/">3:1 (2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wolverhampton-wanderers-liverpool-fc/">0:3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manchester-united-stoke-city/">2:0 (1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everton-fc-manchester-city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/">01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aston-villa-queens-park-rangers/">2:2 (1:2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bolton-wanderers-arsenal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sunderland-afc-norwich-city/">3:0 (2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fulham-fc-west-bromwich-albion/">1:1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blackburn-rovers-newcastle-united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4/">2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4/">04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arsenal-fc-blackburn-rovers/">7:1 (3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norwich-city-bolton-wanderers/">2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queens-park-rangers-wolverhampton-wanderers/">1:2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stoke-city-sunderland-afc/">0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west-bromwich-albion-swansea-city/">1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wigan-athletic-everton-fc/">1:1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manchester-city-fulham-fc/">3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5/">05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newcastle-united-aston-villa/">2:1 (1:1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chelsea-fc-manchester-united/">3:3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6/">06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liverpool-fc-tottenham-hotspur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5/">2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1/">11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manchester-united-liverpool-fc/">2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blackburn-rovers-queens-park-rangers/">3:2 (3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bolton-wanderers-wigan-athletic/">1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everton-fc-chelsea-fc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fulham-fc-stoke-city/">2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sunderland-afc-arsenal-fc/">1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swansea-city-norwich-city/">2:3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tottenham-hotspur-newcastle-united/">5:0 (4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2/">12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wolverhampton-wanderers-west-bromwich-albion/">1:5 (1:1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aston-villa-manchester-city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6/">2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5/">25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chelsea-fc-bolton-wanderers/">3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newcastle-united-wolverhampton-wanderers/">2:2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queens-park-rangers-fulham-fc/">0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west-bromwich-albion-sunderland-afc/">4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wigan-athletic-aston-villa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manchester-city-blackburn-rovers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6/">26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arsenal-fc-tottenham-hotspur/">5:2 (2:2)</text:a></text:p>
          </table:table-cell>
          <table:table-cell table:number-columns-repeated="2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norwich-city-manchester-united/">1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stoke-city-swansea-city/">2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3/">13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liverpool-fc-everton-fc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7/">2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3/">03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liverpool-fc-arsenal-fc/">1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blackburn-rovers-aston-villa/">1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manchester-city-bolton-wanderers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queens-park-rangers-everton-fc/">1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stoke-city-norwich-city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west-bromwich-albion-chelsea-fc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wigan-athletic-swansea-city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4/">04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newcastle-united-sunderland-afc/">1:1 (0:1)</text:a></text:p>
          </table:table-cell>
          <table:table-cell table:number-columns-repeated="2"/>
        </table:table-row>
        <table:table-row table:style-name="ro1">
          <table:table-cell office:value-type="string">
            <text:p>14:05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fulham-fc-wolverhampton-wanderers/">5:0 (2:0)</text:a></text:p>
          </table:table-cell>
          <table:table-cell table:number-columns-repeated="2"/>
        </table:table-row>
        <table:table-row table:style-name="ro1">
          <table:table-cell office:value-type="string">
            <text:p>16:1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tottenham-hotspur-manchester-united/">1:3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8/">2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0/">10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bolton-wanderers-queens-park-rangers/">2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aston-villa-fulham-fc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chelsea-fc-stoke-city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sunderland-afc-liverpool-fc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wolverhampton-wanderers-blackburn-rovers/">0:2 (0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everton-fc-tottenham-hotspur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1/">1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manchester-united-west-bromwich-albion/">2:0 (1:0)</text:a></text:p>
          </table:table-cell>
          <table:table-cell table:number-columns-repeated="2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swansea-city-manchester-city/">1:0 (0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norwich-city-wigan-athletic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2/">12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arsenal-fc-newcastle-united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29/">2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7/">17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fulham-fc-swansea-city/">0:3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wigan-athletic-west-bromwich-albion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8/">18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wolverhampton-wanderers-manchester-united/">0:5 (0:3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newcastle-united-norwich-city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0/">20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blackburn-rovers-sunderland-afc/">2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1/">2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manchester-city-chelsea-fc/">2:1 (0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tottenham-hotspur-stoke-city/">1:1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everton-fc-arsenal-fc/">0:1 (0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queens-park-rangers-liverpool-fc/">3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4/">24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aston-villa-bolton-wanderers/">1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0/">3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4/">24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chelsea-fc-tottenham-hotspur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arsenal-fc-aston-villa/">3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bolton-wanderers-blackburn-rovers/">2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liverpool-fc-wigan-athletic/">1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norwich-city-wolverhampton-wanderers/">2:1 (2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sunderland-afc-queens-park-rangers/">3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swansea-city-everton-fc/">0:2 (0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stoke-city-manchester-city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5/">25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west-bromwich-albion-newcastle-united/">1:3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6/">26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manchester-united-fulham-fc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1/">3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31/">3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aston-villa-chelsea-fc/">2:4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everton-fc-west-bromwich-albion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fulham-fc-norwich-city/">2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manchester-city-sunderland-afc/">3:3 (1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queens-park-rangers-arsenal-fc/">2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wigan-athletic-stoke-city/">2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wolverhampton-wanderers-bolton-wanderers/">2:3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/">0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newcastle-united-liverpool-fc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tottenham-hotspur-swansea-city/">3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/">02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blackburn-rovers-manchester-united/">0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2/">3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6/">06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6:3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swansea-city-newcastle-united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7/">07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sunderland-afc-tottenham-hotspur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bolton-wanderers-fulham-fc/">0:3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chelsea-fc-wigan-athletic/">2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liverpool-fc-aston-villa/">1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norwich-city-everton-fc/">2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west-bromwich-albion-blackburn-rovers/">3:0 (1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stoke-city-wolverhampton-wanderers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8/">08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manchester-united-queens-park-rangers/">2:0 (1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arsenal-fc-manchester-city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3/">3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9/">09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everton-fc-sunderland-afc/">4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newcastle-united-bolton-wanderers/">2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tottenham-hotspur-norwich-city/">1:2 (1:1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aston-villa-stoke-city/">1:1 (1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fulham-fc-chelsea-fc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0/">10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blackburn-rovers-liverpool-fc/">2:3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1/">1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manchester-city-west-bromwich-albion/">4:0 (1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wigan-athletic-manchester-united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wolverhampton-wanderers-arsenal-fc/">0:3 (0:2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queens-park-rangers-swansea-city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4/">3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4/">14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norwich-city-manchester-city/">1:6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sunderland-afc-wolverhampton-wanderers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swansea-city-blackburn-rovers/">3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west-bromwich-albion-queens-park-rangers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5/">15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manchester-united-aston-villa/">4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6/">16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arsenal-fc-wigan-athletic/">1:2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1/">01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liverpool-fc-fulham-fc/">0:1 (0:1)</text:a>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stoke-city-everton-fc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2/">02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45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chelsea-fc-newcastle-united/">0:2 (0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bolton-wanderers-tottenham-hotspur/">1:4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5/">3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1/">2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arsenal-fc-chelsea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aston-villa-sunderland-a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blackburn-rovers-norwich-city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bolton-wanderers-swansea-city/">1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fulham-fc-wigan-athletic/">2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newcastle-united-stoke-city/">3:0 (2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queens-park-rangers-tottenham-hotspur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2/">22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3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manchester-united-everton-fc/">4:4 (1:1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liverpool-fc-west-bromwich-albion/">0:1 (0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wolverhampton-wanderers-manchester-city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6/">3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8/">28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everton-fc-fulham-fc/">4:0 (3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stoke-city-arsenal-fc/">1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sunderland-afc-bolton-wanderers/">2:2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swansea-city-wolverhampton-wanderers/">4:4 (4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west-bromwich-albion-aston-villa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wigan-athletic-newcastle-united/">4:0 (4:0)</text:a></text:p>
          </table:table-cell>
          <table:table-cell table:number-columns-repeated="2"/>
        </table:table-row>
        <table:table-row table:style-name="ro1">
          <table:table-cell office:value-type="string">
            <text:p>17:3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norwich-city-liverpool-fc/">0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9/">29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chelsea-fc-queens-park-rangers/">6:1 (4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tottenham-hotspur-blackburn-rovers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30/">30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manchester-city-manchester-united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7/">3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5/">05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2:45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string">
            <text:p><text:a xlink:href="http://www.worldfootball.net/spielbericht/premier-league-2011-2012-arsenal-fc-norwich-city/">3:3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6/">06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3:3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string">
            <text:p><text:a xlink:href="http://www.worldfootball.net/spielbericht/premier-league-2011-2012-newcastle-united-manchester-city/">0:2 (0:0)</text:a></text:p>
          </table:table-cell>
          <table:table-cell table:number-columns-repeated="2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string">
            <text:p><text:a xlink:href="http://www.worldfootball.net/spielbericht/premier-league-2011-2012-aston-villa-tottenham-hotspur/">1:1 (1:0)</text:a></text:p>
          </table:table-cell>
          <table:table-cell table:number-columns-repeated="2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string">
            <text:p><text:a xlink:href="http://www.worldfootball.net/spielbericht/premier-league-2011-2012-bolton-wanderers-west-bromwich-albion/">2:2 (1:0)</text:a></text:p>
          </table:table-cell>
          <table:table-cell table:number-columns-repeated="2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string">
            <text:p><text:a xlink:href="http://www.worldfootball.net/spielbericht/premier-league-2011-2012-fulham-fc-sunderland-afc/">2:1 (2:1)</text:a></text:p>
          </table:table-cell>
          <table:table-cell table:number-columns-repeated="2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string">
            <text:p><text:a xlink:href="http://www.worldfootball.net/spielbericht/premier-league-2011-2012-queens-park-rangers-stoke-city/">1:0 (0:0)</text:a></text:p>
          </table:table-cell>
          <table:table-cell table:number-columns-repeated="2"/>
        </table:table-row>
        <table:table-row table:style-name="ro1">
          <table:table-cell office:value-type="string">
            <text:p>14:0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string">
            <text:p><text:a xlink:href="http://www.worldfootball.net/spielbericht/premier-league-2011-2012-wolverhampton-wanderers-everton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6:0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string">
            <text:p><text:a xlink:href="http://www.worldfootball.net/spielbericht/premier-league-2011-2012-manchester-united-swansea-city/">2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7/">07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string">
            <text:p><text:a xlink:href="http://www.worldfootball.net/spielbericht/premier-league-2011-2012-blackburn-rovers-wigan-athletic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8/">08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string">
            <text:p><text:a xlink:href="http://www.worldfootball.net/spielbericht/premier-league-2011-2012-liverpool-fc-chelsea-fc/">4:1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ng-premier-league-2011-2012-spieltag/38/">3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13/">13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helsea-fc/">Chelse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lackburn-rovers/">Blackburn Rovers</text:a></text:p>
          </table:table-cell>
          <table:table-cell office:value-type="string">
            <text:p><text:a xlink:href="http://www.worldfootball.net/spielbericht/premier-league-2011-2012-chelsea-fc-blackburn-rovers/">2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verton-fc/">Everton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newcastle-united/">Newcastle United</text:a></text:p>
          </table:table-cell>
          <table:table-cell office:value-type="string">
            <text:p><text:a xlink:href="http://www.worldfootball.net/spielbericht/premier-league-2011-2012-everton-fc-newcastle-united/">3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nchester-city/">Manchester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queens-park-rangers/">Queens Park Rangers</text:a></text:p>
          </table:table-cell>
          <table:table-cell office:value-type="string">
            <text:p><text:a xlink:href="http://www.worldfootball.net/spielbericht/premier-league-2011-2012-manchester-city-queens-park-rangers/">3:2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norwich-city/">Norwich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ston-villa/">Aston Villa</text:a></text:p>
          </table:table-cell>
          <table:table-cell office:value-type="string">
            <text:p><text:a xlink:href="http://www.worldfootball.net/spielbericht/premier-league-2011-2012-norwich-city-aston-villa/">2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toke-city/">Stoke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bolton-wanderers/">Bolton Wanderers</text:a></text:p>
          </table:table-cell>
          <table:table-cell office:value-type="string">
            <text:p><text:a xlink:href="http://www.worldfootball.net/spielbericht/premier-league-2011-2012-stoke-city-bolton-wanderers/">2:2 (1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underland-afc/">Sunderland A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nchester-united/">Manchester United</text:a></text:p>
          </table:table-cell>
          <table:table-cell office:value-type="string">
            <text:p><text:a xlink:href="http://www.worldfootball.net/spielbericht/premier-league-2011-2012-sunderland-afc-manchester-united/">0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wansea-city/">Swansea City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iverpool-fc/">Liverpool FC</text:a></text:p>
          </table:table-cell>
          <table:table-cell office:value-type="string">
            <text:p><text:a xlink:href="http://www.worldfootball.net/spielbericht/premier-league-2011-2012-swansea-city-liverpool-fc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tottenham-hotspur/">Tottenham Hotspu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ulham-fc/">Fulham FC</text:a></text:p>
          </table:table-cell>
          <table:table-cell office:value-type="string">
            <text:p><text:a xlink:href="http://www.worldfootball.net/spielbericht/premier-league-2011-2012-tottenham-hotspur-fulham-fc/">2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est-bromwich-albion/">West Bromwich Albio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rsenal-fc/">Arsenal FC</text:a></text:p>
          </table:table-cell>
          <table:table-cell office:value-type="string">
            <text:p><text:a xlink:href="http://www.worldfootball.net/spielbericht/premier-league-2011-2012-west-bromwich-albion-arsenal-fc/">2:3 (2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wigan-athletic/">Wigan Athleti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wolverhampton-wanderers/">Wolverhampton Wanderers</text:a></text:p>
          </table:table-cell>
          <table:table-cell office:value-type="string">
            <text:p><text:a xlink:href="http://www.worldfootball.net/spielbericht/premier-league-2011-2012-wigan-athletic-wolverhampton-wanderers/">3:2 (2:1)</text:a></text:p>
          </table:table-cell>
          <table:table-cell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3/16/2013</text:date>, <text:time>19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dith Ramirez</meta:initial-creator>
    <meta:creation-date>2013-03-16T19:17:49</meta:creation-date>
    <dc:date>2013-03-16T19:26:41</dc:date>
    <dc:creator>Judith Ramirez</dc:creator>
    <meta:editing-duration>PT8M55S</meta:editing-duration>
    <meta:editing-cycles>1</meta:editing-cycles>
    <meta:document-statistic meta:table-count="3" meta:cell-count="2248" meta:object-count="0"/>
    <meta:generator>LibreOffice/3.4$Linux LibreOffice_project/340m1$Build-402</meta:generator>
  </office:meta>
</office:document-meta>
</file>